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6.919cm" table:align="left"/>
    </style:style>
    <style:style style:name="Table1.A" style:family="table-column">
      <style:table-column-properties style:column-width="2.242cm"/>
    </style:style>
    <style:style style:name="Table1.B" style:family="table-column">
      <style:table-column-properties style:column-width="14.677cm"/>
    </style:style>
    <style:style style:name="Table1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bold" style:text-blinking="false" fo:background-color="transparent"/>
    </style:style>
    <style:style style:name="P3" style:family="paragraph" style:parent-style-name="Table_20_Contents">
      <style:paragraph-properties fo:margin-top="0cm" fo:margin-bottom="0.499cm" loext:contextual-spacing="false"/>
    </style:style>
    <style:style style:name="P4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5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6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Table_20_Contents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able_20_Contents" style:list-style-name="L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0" style:family="paragraph" style:parent-style-name="Table_20_Contents" style:list-style-name="L6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1" style:family="paragraph" style:parent-style-name="Table_20_Contents" style:list-style-name="L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2" style:family="paragraph" style:parent-style-name="Table_20_Contents" style:list-style-name="L8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3" style:family="paragraph" style:parent-style-name="Table_20_Contents" style:list-style-name="L9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4" style:family="paragraph" style:parent-style-name="Table_20_Contents" style:list-style-name="L10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5" style:family="paragraph" style:parent-style-name="Table_20_Contents" style:list-style-name="L1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6" style:family="paragraph" style:parent-style-name="Table_20_Contents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0e848" officeooo:paragraph-rsid="0000e848" style:text-blinking="false" fo:background-color="transparent"/>
    </style:style>
    <style:style style:name="P17" style:family="paragraph" style:parent-style-name="Table_20_Contents" style:list-style-name="L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4061d" officeooo:paragraph-rsid="0004061d" style:text-blinking="false" fo:background-color="transparent"/>
    </style:style>
    <style:style style:name="P18" style:family="paragraph" style:parent-style-name="Table_20_Contents" style:list-style-name="L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4f3f8" officeooo:paragraph-rsid="0004f3f8" style:text-blinking="false" fo:background-color="transparent"/>
    </style:style>
    <style:style style:name="P19" style:family="paragraph" style:parent-style-name="Table_20_Contents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4f3f8" officeooo:paragraph-rsid="0004f3f8" style:text-blinking="false" fo:background-color="transparent"/>
    </style:style>
    <style:style style:name="P20" style:family="paragraph" style:parent-style-name="Table_20_Contents" style:list-style-name="L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04f3f8" fo:background-color="transparent" loext:char-shading-value="0"/>
    </style:style>
    <style:style style:name="T3" style:family="text">
      <style:text-properties fo:font-weight="normal"/>
    </style:style>
    <style:style style:name="T4" style:family="text">
      <style:text-properties officeooo:rsid="0000e848"/>
    </style:style>
    <style:style style:name="T5" style:family="text">
      <style:text-properties officeooo:rsid="00024720"/>
    </style:style>
    <style:style style:name="T6" style:family="text">
      <style:text-properties officeooo:rsid="0004f3f8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0e436d50-7fff-c56f-ffe6-2905d68560a1"/>Beginners syllabus + learning outcomes - 1 day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Duration (approx.)</text:p>
          </table:table-cell>
          <table:table-cell table:style-name="Table1.A1" office:value-type="string">
            <text:p text:style-name="P4">Sub-session</text:p>
          </table:table-cell>
        </table:table-row>
        <table:table-row>
          <table:table-cell table:style-name="Table1.A1" office:value-type="string">
            <text:p text:style-name="P6">1 hr</text:p>
          </table:table-cell>
          <table:table-cell table:style-name="Table1.A1" office:value-type="string">
            <text:p text:style-name="P5">Intro to image analysis</text:p>
            <text:list xml:id="list2662265414" text:style-name="L1">
              <text:list-item>
                <text:p text:style-name="P7">Identify the reasons for automating image analysis tasks, <text:span text:style-name="T4">including human bias</text:span></text:p>
              </text:list-item>
              <text:list-item>
                <text:p text:style-name="P7">Discuss how imaging data is represented digitally </text:p>
              </text:list-item>
              <text:list-item>
                <text:p text:style-name="P7">Describe the existing image analysis tools</text:p>
              </text:list-item>
            </text:list>
          </table:table-cell>
        </table:table-row>
        <table:table-row>
          <table:table-cell table:style-name="Table1.A1" office:value-type="string">
            <text:p text:style-name="P3"/>
            <text:p text:style-name="P6">40 min</text:p>
          </table:table-cell>
          <table:table-cell table:style-name="Table1.A1" office:value-type="string">
            <text:p text:style-name="P5">Intro to Fiji: interface, intensities</text:p>
            <text:list xml:id="list716864709" text:style-name="L2">
              <text:list-item>
                <text:p text:style-name="P8">Use the search bar to find tools </text:p>
              </text:list-item>
              <text:list-item>
                <text:p text:style-name="P8">Recognise the “floating windows” paradigm used by Fiji and locate relevant information in different windows</text:p>
              </text:list-item>
              <text:list-item>
                <text:p text:style-name="P8">Employ basic tools: brightness and contrast, histograms</text:p>
              </text:list-item>
              <text:list-item>
                <text:p text:style-name="P8">Locate image information (properties / microscope..)</text:p>
              </text:list-item>
              <text:list-item>
                <text:p text:style-name="P16">Demonstrate the <text:span text:style-name="T5">usage of</text:span> update sites and legacy plugins</text:p>
              </text:list-item>
            </text:list>
          </table:table-cell>
        </table:table-row>
        <table:table-row>
          <table:table-cell table:style-name="Table1.A1" office:value-type="string">
            <text:p text:style-name="P3"/>
            <text:p text:style-name="P6">30 min</text:p>
          </table:table-cell>
          <table:table-cell table:style-name="Table1.A1" office:value-type="string">
            <text:p text:style-name="P5">Stacks/Hyperstacks </text:p>
            <text:list xml:id="list1265376375" text:style-name="L3">
              <text:list-item>
                <text:p text:style-name="P17">Identify the tools for opening multidimensional data and the importance of dimensional order</text:p>
              </text:list-item>
              <text:list-item>
                <text:p text:style-name="P17">Apply 3D projections, multidimensional cropping and concatenation</text:p>
              </text:list-item>
              <text:list-item>
                <text:p text:style-name="P17">Use the 3D viewer</text:p>
              </text:list-item>
            </text:list>
          </table:table-cell>
        </table:table-row>
        <table:table-row>
          <table:table-cell table:style-name="Table1.A1" office:value-type="string">
            <text:p text:style-name="P3"/>
            <text:p text:style-name="P6">30 min</text:p>
          </table:table-cell>
          <table:table-cell table:style-name="Table1.A1" office:value-type="string">
            <text:p text:style-name="P5">Channels, Colours, LUTs</text:p>
            <text:list xml:id="list4044877038" text:style-name="L4">
              <text:list-item>
                <text:p text:style-name="P9"><text:span text:style-name="T6">U</text:span>se Channels tool (composite, grey, etc.), <text:span text:style-name="T6">split/merge channels</text:span></text:p>
              </text:list-item>
              <text:list-item>
                <text:p text:style-name="P18">Explain the concept of LUTs and identify which ones are useful for specific situations</text:p>
              </text:list-item>
              <text:list-item>
                <text:p text:style-name="P9"><text:span text:style-name="T6">Practice generating R</text:span>GB images for <text:span text:style-name="T6">presentation purposes and creating montages from multichannel images</text:span></text:p>
              </text:list-item>
              <text:list-item>
                <text:p text:style-name="P9"><text:span text:style-name="T6">Apply the “</text:span>Synchronise windows” <text:span text:style-name="T6">tool</text:span></text:p>
              </text:list-item>
            </text:list>
          </table:table-cell>
        </table:table-row>
        <table:table-row>
          <table:table-cell table:style-name="Table1.A1" office:value-type="string">
            <text:p text:style-name="Table_20_Contents"/>
            <text:p text:style-name="Table_20_Contents"/>
          </table:table-cell>
          <table:table-cell table:style-name="Table1.A1" office:value-type="string">
            <text:p text:style-name="P4">LUNCH</text:p>
          </table:table-cell>
        </table:table-row>
        <table:table-row>
          <table:table-cell table:style-name="Table1.A1" office:value-type="string">
            <text:p text:style-name="P6">20 min</text:p>
          </table:table-cell>
          <table:table-cell table:style-name="Table1.A1" office:value-type="string">
            <text:p text:style-name="P5">Bioformats, Metadata, Scale bars</text:p>
            <text:list xml:id="list606768083" text:style-name="L5">
              <text:list-item>
                <text:p text:style-name="P19">Identify whether metadata was correctly read and interpret image properties</text:p>
              </text:list-item>
              <text:list-item>
                <text:p text:style-name="P19">Use image calibration and scale bars</text:p>
              </text:list-item>
            </text:list>
          </table:table-cell>
        </table:table-row>
        <table:table-row>
          <table:table-cell table:style-name="Table1.A1" office:value-type="string">
            <text:p text:style-name="P3"/>
            <text:p text:style-name="P6">30 min</text:p>
          </table:table-cell>
          <table:table-cell table:style-name="Table1.A1" office:value-type="string">
            <text:p text:style-name="P5">Filtering</text:p>
            <text:list xml:id="list2801621882" text:style-name="L6">
              <text:list-item>
                <text:p text:style-name="P10"><text:span text:style-name="T6">Describe</text:span> the concept of filter/kernel and <text:span text:style-name="T6">filter convolution</text:span></text:p>
              </text:list-item>
              <text:list-item>
                <text:p text:style-name="P10"><text:span text:style-name="T6">Apply</text:span> basic filters (blurring, rolling ball, median,...) most frequently <text:span text:style-name="T6">used</text:span> to an image, recognising their outcomes </text:p>
              </text:list-item>
              <text:list-item>
                <text:p text:style-name="P10">Use <text:span text:style-name="T6">F</text:span>ourier transformation for noise removal</text:p>
              </text:list-item>
            </text:list>
          </table:table-cell>
        </table:table-row>
        <text:soft-page-break/>
        <table:table-row>
          <table:table-cell table:style-name="Table1.A1" office:value-type="string">
            <text:p text:style-name="P3"/>
            <text:p text:style-name="P6">30 min</text:p>
          </table:table-cell>
          <table:table-cell table:style-name="Table1.A1" office:value-type="string">
            <text:p text:style-name="P5">ROIs </text:p>
            <text:list xml:id="list1118095470" text:style-name="L7">
              <text:list-item>
                <text:p text:style-name="P11"><text:span text:style-name="T6">Use tools such as freehand selection, magic wand and create selection to generate ROIs</text:span></text:p>
              </text:list-item>
              <text:list-item>
                <text:p text:style-name="P11"><text:span text:style-name="T6">Employ</text:span> the ROI Manager to store, save and recall ROIs.</text:p>
              </text:list-item>
              <text:list-item>
                <text:p text:style-name="P20"><text:span text:style-name="T1">Apply </text:span><text:span text:style-name="T2">an </text:span><text:span text:style-name="T1">ROI manager mask to another image </text:span></text:p>
              </text:list-item>
            </text:list>
          </table:table-cell>
        </table:table-row>
        <table:table-row>
          <table:table-cell table:style-name="Table1.A1" office:value-type="string">
            <text:p text:style-name="P3"/>
            <text:p text:style-name="P6">15 min</text:p>
          </table:table-cell>
          <table:table-cell table:style-name="Table1.A1" office:value-type="string">
            <text:p text:style-name="P5">Ethics</text:p>
            <text:list xml:id="list1414962685" text:style-name="L8">
              <text:list-item>
                <text:p text:style-name="P12"><text:span text:style-name="T6">Recognise the distinction</text:span> between image processing for aesthetic reasons and image processing for data acquisition.</text:p>
              </text:list-item>
              <text:list-item>
                <text:p text:style-name="P12">Debate why the same pipeline should be applied to all images in every each experimental condition.</text:p>
              </text:list-item>
              <text:list-item>
                <text:p text:style-name="P12"><text:span text:style-name="T6">Identify</text:span> examples of malpractice</text:p>
              </text:list-item>
            </text:list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5">BREAK</text:p>
          </table:table-cell>
        </table:table-row>
        <table:table-row>
          <table:table-cell table:style-name="Table1.A1" office:value-type="string">
            <text:p text:style-name="P6">45 min</text:p>
          </table:table-cell>
          <table:table-cell table:style-name="Table1.A1" office:value-type="string">
            <text:p text:style-name="P5">Thresholding, Masks, Morph Analysis </text:p>
            <text:list xml:id="list3897614285" text:style-name="L9">
              <text:list-item>
                <text:p text:style-name="P13">Identify an image that is appropriately prepared for thresholding</text:p>
              </text:list-item>
              <text:list-item>
                <text:p text:style-name="P13"><text:span text:style-name="T6">A</text:span>pply simple thresholding and generate masks</text:p>
              </text:list-item>
              <text:list-item>
                <text:p text:style-name="P13"><text:span text:style-name="T6">Use</text:span> basic binary image operations (open, close, watershed,...) to refine masks.</text:p>
              </text:list-item>
              <text:list-item>
                <text:p text:style-name="P13">Identify and use appropriate parameters for morphological analysis</text:p>
              </text:list-item>
            </text:list>
            <text:p text:style-name="Table_20_Contents"/>
          </table:table-cell>
        </table:table-row>
        <table:table-row>
          <table:table-cell table:style-name="Table1.A1" office:value-type="string">
            <text:p text:style-name="P6">45 min</text:p>
          </table:table-cell>
          <table:table-cell table:style-name="Table1.A1" office:value-type="string">
            <text:p text:style-name="P5">Measuring/Particle analysis</text:p>
            <text:list xml:id="list880346501" text:style-name="L10">
              <text:list-item>
                <text:p text:style-name="P14"><text:span text:style-name="T6">Recognise the difference between</text:span> masks <text:span text:style-name="T6">and </text:span>ROI<text:span text:style-name="T6">s</text:span></text:p>
              </text:list-item>
              <text:list-item>
                <text:p text:style-name="P14">Illustrate <text:span text:style-name="T6">the </text:span>effect of size &amp; circularity thresholds</text:p>
              </text:list-item>
              <text:list-item>
                <text:p text:style-name="P14">Apply tools such as “measure”, “analyze particles”, “plot profile”</text:p>
              </text:list-item>
            </text:list>
            <text:p text:style-name="Table_20_Contents"/>
          </table:table-cell>
        </table:table-row>
        <table:table-row>
          <table:table-cell table:style-name="Table1.A1" office:value-type="string">
            <text:p text:style-name="P6">30 min</text:p>
          </table:table-cell>
          <table:table-cell table:style-name="Table1.A1" office:value-type="string">
            <text:p text:style-name="P5">How to get help</text:p>
            <text:list xml:id="list3503902358" text:style-name="L11">
              <text:list-item>
                <text:p text:style-name="P15">Recall sources of information and support</text:p>
              </text:list-item>
              <text:list-item>
                <text:p text:style-name="P15"><text:span text:style-name="T6">Describe</text:span> good vs bad problem/bug reports</text:p>
              </text:list-item>
              <text:list-item>
                <text:p text:style-name="P15">Locate new repositories of information</text:p>
              </text:list-item>
            </text:list>
          </table:table-cell>
        </table:table-row>
      </table:table>
      <text:p text:style-name="P1"/>
      <text:p text:style-name="Text_20_body"><text:span text:style-name="T3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creation-date>2019-06-03T10:48:53.670008086</meta:creation-date>
    <dc:date>2019-06-03T14:31:54.746327018</dc:date>
    <meta:editing-duration>PT3H42M54S</meta:editing-duration>
    <meta:editing-cycles>17</meta:editing-cycles>
    <meta:generator>LibreOffice/6.0.7.3$Linux_X86_64 LibreOffice_project/00m0$Build-3</meta:generator>
    <meta:document-statistic meta:table-count="1" meta:image-count="0" meta:object-count="0" meta:page-count="2" meta:paragraph-count="64" meta:word-count="421" meta:character-count="2654" meta:non-whitespace-character-count="2324"/>
  </office:meta>
</office:document-meta>
</file>